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 table:steps="2" table:maximum-difference="0.1"/>
      </table:calculation-settings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ine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is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/>
          <table:table-cell table:formula="of:=SUM([.B1:.B3])" office:value-type="float" office:value="20" calcext:value-type="float">
            <text:p>20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1">
          <table:table-cell office:value-type="string" calcext:value-type="string">
            <text:p>länge gehäuse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83/2+55.5/2" office:value-type="float" office:value="69.25" calcext:value-type="float">
            <text:p>69,25</text:p>
          </table:table-cell>
          <table:table-cell table:formula="of:=[.B11]-[.E10]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breite gehäuse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ite hohes gehäus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24-[.B13]" office:value-type="float" office:value="4.5" calcext:value-type="float">
            <text:p>4,5</text:p>
          </table:table-cell>
          <table:table-cell table:formula="of:=[.F10]-[.E12]" office:value-type="float" office:value="9.25" calcext:value-type="float">
            <text:p>9,25</text:p>
          </table:table-cell>
        </table:table-row>
        <table:table-row table:style-name="ro2">
          <table:table-cell office:value-type="string" calcext:value-type="string">
            <text:p>2x Rand</text:p>
          </table:table-cell>
          <table:table-cell table:formula="of:=([.B11]-[.B12])/2" office:value-type="float" office:value="19.5" calcext:value-type="float">
            <text:p>19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änge relais board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ite relais board</text:p>
          </table:table-cell>
          <table:table-cell office:value-type="float" office:value="55.5" calcext:value-type="float">
            <text:p>55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z loch innen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z loch außen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chmesser loc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z relais/kante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formula="of:=[.C17]/2" office:value-type="float" office:value="2.25" calcext:value-type="float">
            <text:p>2,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1:18:28.324511057</meta:creation-date>
    <dc:date>2015-03-21T01:18:54.518162521</dc:date>
    <meta:editing-duration>P0D</meta:editing-duration>
    <meta:editing-cycles>1</meta:editing-cycles>
    <meta:document-statistic meta:table-count="1" meta:cell-count="38" meta:object-count="0"/>
    <meta:generator>LibreOffice/4.1.6.2$Linux_X86_64 LibreOffice_project/410m0$Build-2</meta:generator>
  </office:meta>
</office:document-meta>
</file>